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p text:style-name="Standard">nr. 0<text:tab/>ab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3" meta:character-count="9"/>
    <dc:date>2017-09-30T18:52:36.23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